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ConversionSpelTests.mapWithAllString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Bean.foo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ConversionSpelTests.customMapWithNon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iesConversionSpelTests.mapWithNon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iesConversionSpelTests.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